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7000000C4167E642E37927C0F.png" manifest:media-type="image/png"/>
  <manifest:file-entry manifest:full-path="Pictures/10000201000000D9000000A809923CD02A359F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-color="#ffffff" draw:textarea-horizontal-align="justify" draw:textarea-vertical-align="middle" draw:auto-grow-height="false" fo:min-height="9.396cm" fo:min-width="15.385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17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5" style:family="graphic" style:parent-style-name="standard">
      <style:graphic-properties draw:stroke="none" draw:fill="none" draw:textarea-vertical-align="middle" fo:min-height="0.788cm"/>
    </style:style>
    <style:style style:name="gr6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5.142cm" fo:min-width="5.723cm"/>
    </style:style>
    <style:style style:name="gr8" style:family="graphic" style:parent-style-name="standard">
      <style:graphic-properties draw:stroke="none" draw:fill="none" fo:min-height="0.841cm"/>
    </style:style>
    <style:style style:name="gr9" style:family="graphic" style:parent-style-name="standard">
      <style:graphic-properties svg:stroke-width="0.159cm" svg:stroke-color="#000000" draw:marker-start="Arrow" draw:marker-start-width="0.538cm" draw:marker-end="" draw:marker-end-width="0.538cm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="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25.027cm"/>
    </style:style>
    <style:style style:name="gr12" style:family="graphic" style:parent-style-name="standard">
      <style:graphic-properties draw:stroke="none" draw:fill="none" fo:min-height="1.981cm"/>
    </style:style>
    <style:style style:name="gr13" style:family="graphic" style:parent-style-name="standard">
      <style:graphic-properties draw:stroke="none" draw:fill="none" fo:min-height="2.417cm"/>
    </style:style>
    <style:style style:name="gr14" style:family="graphic" style:parent-style-name="standard">
      <style:graphic-properties draw:stroke="none" draw:fill="none" fo:min-height="0.556cm"/>
    </style:style>
    <style:style style:name="gr15" style:family="graphic" style:parent-style-name="standard">
      <style:graphic-properties draw:stroke="none" draw:fill="none" fo:min-height="1.6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="none"/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>
      <loext:graphic-properties draw:fill="non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>
      <loext:graphic-properties draw:fill="none"/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>
      <loext:graphic-properties draw:fill="none"/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>
      <style:paragraph-properties fo:text-align="center"/>
      <style:text-properties fo:font-size="13.8000001907349pt" style:font-size-asian="13.8000001907349pt" style:font-size-complex="13.8000001907349pt"/>
    </style:style>
    <style:style style:name="P13" style:family="paragraph">
      <loext:graphic-properties draw:fill="none"/>
      <style:paragraph-properties fo:text-align="center"/>
      <style:text-properties fo:font-size="13.8000001907349pt" fo:font-style="italic" fo:font-weight="bold" style:font-size-asian="13.8000001907349pt" style:font-style-asian="italic" style:font-weight-asian="bold" style:font-size-complex="13.8000001907349pt" style:font-style-complex="italic" style:font-weight-complex="bold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3.8000001907349pt" fo:font-style="italic" fo:font-weight="bold" style:font-size-asian="13.8000001907349pt" style:font-style-asian="italic" style:font-weight-asian="bold" style:font-size-complex="13.800000190734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cm" svg:height="15.339cm" svg:x="0.179cm" svg:y="1.171cm">
          <draw:image xlink:href="Pictures/10000201000000D9000000A809923CD02A359F2F.png" xlink:type="simple" xlink:show="embed" xlink:actuate="onLoad">
            <text:p/>
          </draw:image>
        </draw:frame>
        <draw:custom-shape draw:style-name="gr2" draw:text-style-name="P2" draw:layer="layout" svg:width="15.965cm" svg:height="9.726cm" svg:x="2.18cm" svg:y="5.37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21cm" svg:height="1.423cm" svg:x="11.668cm" svg:y="3.478cm">
          <draw:text-box>
            <text:p><text:span text:style-name="T1">OBSrange</text:span></text:p>
          </draw:text-box>
        </draw:frame>
        <draw:frame draw:style-name="gr4" draw:text-style-name="P1" draw:layer="layout" svg:width="4.063cm" svg:height="5.274cm" svg:x="12.303cm" svg:y="7.094cm">
          <draw:image xlink:href="Pictures/1000020100000097000000C4167E642E37927C0F.png" xlink:type="simple" xlink:show="embed" xlink:actuate="onLoad">
            <text:p/>
          </draw:image>
        </draw:frame>
        <draw:frame draw:style-name="gr5" draw:text-style-name="P5" draw:layer="layout" svg:width="2.54cm" svg:height="1.038cm" svg:x="13.065cm" svg:y="9.193cm">
          <draw:text-box>
            <text:p text:style-name="P4"><text:span text:style-name="T2">MAIN</text:span></text:p>
          </draw:text-box>
        </draw:frame>
        <draw:frame draw:style-name="gr1" draw:text-style-name="P1" draw:layer="layout" svg:width="4.191cm" svg:height="2.956cm" svg:x="3.032cm" svg:y="8.331cm">
          <draw:image xlink:href="Pictures/10000201000000D9000000A809923CD02A359F2F.png" xlink:type="simple" xlink:show="embed" xlink:actuate="onLoad">
            <text:p/>
          </draw:image>
        </draw:frame>
        <draw:frame draw:style-name="gr5" draw:text-style-name="P6" draw:layer="layout" svg:width="3.69cm" svg:height="1.038cm" svg:x="3.286cm" svg:y="9.487cm">
          <draw:text-box>
            <text:p text:style-name="P4"><text:span text:style-name="T3">functions</text:span></text:p>
          </draw:text-box>
        </draw:frame>
        <draw:line draw:style-name="gr6" draw:text-style-name="P4" draw:layer="layout" svg:x1="7.858cm" svg:y1="9.828cm" svg:x2="12.176cm" svg:y2="9.828cm">
          <text:p/>
        </draw:line>
        <draw:custom-shape draw:style-name="gr7" draw:text-style-name="P2" draw:layer="layout" svg:width="6.223cm" svg:height="15.392cm" svg:x="20.177cm" svg:y="1.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06cm" svg:height="4.409cm" svg:x="19.923cm" svg:y="2.052cm">
          <draw:image xlink:href="Pictures/10000201000000D9000000A809923CD02A359F2F.png" xlink:type="simple" xlink:show="embed" xlink:actuate="onLoad">
            <text:p/>
          </draw:image>
        </draw:frame>
        <draw:frame draw:style-name="gr1" draw:text-style-name="P1" draw:layer="layout" svg:width="5.806cm" svg:height="4.409cm" svg:x="19.796cm" svg:y="11.958cm">
          <draw:image xlink:href="Pictures/10000201000000D9000000A809923CD02A359F2F.png" xlink:type="simple" xlink:show="embed" xlink:actuate="onLoad">
            <text:p/>
          </draw:image>
        </draw:frame>
        <draw:frame draw:style-name="gr8" draw:text-style-name="P7" draw:layer="layout" svg:width="2.729cm" svg:height="1.091cm" svg:x="21.349cm" svg:y="13.879cm">
          <draw:text-box>
            <text:p><text:span text:style-name="T3">output</text:span></text:p>
          </draw:text-box>
        </draw:frame>
        <draw:frame draw:style-name="gr8" draw:text-style-name="P7" draw:layer="layout" svg:width="4.445cm" svg:height="1.091cm" svg:x="20.558cm" svg:y="4.048cm">
          <draw:text-box>
            <text:p><text:span text:style-name="T3">survey files</text:span></text:p>
          </draw:text-box>
        </draw:frame>
        <draw:line draw:style-name="gr9" draw:text-style-name="P4" draw:layer="layout" svg:x1="16.494cm" svg:y1="9.476cm" svg:x2="20.05cm" svg:y2="6.047cm">
          <text:p/>
        </draw:line>
        <draw:line draw:style-name="gr10" draw:text-style-name="P4" draw:layer="layout" svg:x1="16.534cm" svg:y1="10.59cm" svg:x2="20.09cm" svg:y2="14.019cm">
          <text:p/>
        </draw:line>
        <draw:custom-shape draw:style-name="gr11" draw:text-style-name="P2" draw:layer="layout" svg:width="25.527cm" svg:height="0.889cm" svg:x="0.619cm" svg:y="0.49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055cm" svg:height="2.667cm" svg:x="13.319cm" svg:y="12.303cm">
          <draw:image xlink:href="Pictures/1000020100000097000000C4167E642E37927C0F.png" xlink:type="simple" xlink:show="embed" xlink:actuate="onLoad">
            <text:p/>
          </draw:image>
        </draw:frame>
        <draw:frame draw:style-name="gr1" draw:text-style-name="P1" draw:layer="layout" svg:width="3.465cm" svg:height="2.631cm" svg:x="3.413cm" svg:y="12.085cm">
          <draw:image xlink:href="Pictures/10000201000000D9000000A809923CD02A359F2F.png" xlink:type="simple" xlink:show="embed" xlink:actuate="onLoad">
            <text:p/>
          </draw:image>
        </draw:frame>
        <draw:frame draw:style-name="gr5" draw:text-style-name="P8" draw:layer="layout" svg:width="3.048cm" svg:height="1.038cm" svg:x="3.667cm" svg:y="13.043cm">
          <draw:text-box>
            <text:p text:style-name="P4"><text:span text:style-name="T4">example</text:span></text:p>
          </draw:text-box>
        </draw:frame>
        <draw:frame draw:style-name="gr5" draw:text-style-name="P5" draw:layer="layout" svg:width="1.397cm" svg:height="1.038cm" svg:x="13.573cm" svg:y="13.04cm">
          <draw:text-box>
            <text:p text:style-name="P4"><text:span text:style-name="T2">ex</text:span></text:p>
          </draw:text-box>
        </draw:frame>
        <draw:frame draw:style-name="gr12" draw:text-style-name="P9" draw:layer="layout" svg:width="2.667cm" svg:height="2.603cm" svg:x="19.796cm" svg:y="19.225cm">
          <draw:text-box>
            <text:p text:style-name="P4"><text:span text:style-name="T5">user sound</text:span></text:p>
            <text:p text:style-name="P4"><text:span text:style-name="T5">speed</text:span></text:p>
            <text:p text:style-name="P4"><text:span text:style-name="T5">profiles</text:span></text:p>
          </draw:text-box>
        </draw:frame>
        <draw:line draw:style-name="gr9" draw:text-style-name="P4" draw:layer="layout" svg:x1="16.494cm" svg:y1="9.89cm" svg:x2="20.939cm" svg:y2="9.89cm">
          <text:p/>
        </draw:line>
        <draw:frame draw:style-name="gr1" draw:text-style-name="P1" draw:layer="layout" svg:width="5.806cm" svg:height="4.409cm" svg:x="20.812cm" svg:y="7.096cm">
          <draw:image xlink:href="Pictures/10000201000000D9000000A809923CD02A359F2F.png" xlink:type="simple" xlink:show="embed" xlink:actuate="onLoad">
            <text:p/>
          </draw:image>
        </draw:frame>
        <draw:frame draw:style-name="gr13" draw:text-style-name="P8" draw:layer="layout" svg:width="4.826cm" svg:height="2.667cm" svg:x="21.32cm" svg:y="8.584cm">
          <draw:text-box>
            <text:p text:style-name="P10"><text:span text:style-name="T4">user supplied sound-speed profiles</text:span></text:p>
          </draw:text-box>
        </draw:frame>
        <draw:frame draw:style-name="gr14" draw:text-style-name="P11" draw:layer="layout" svg:width="2.794cm" svg:height="0.806cm" svg:x="18.526cm" svg:y="8.957cm">
          <draw:text-box>
            <text:p><text:span text:style-name="T6">(optional)</text:span></text:p>
          </draw:text-box>
        </draw:frame>
        <draw:frame draw:style-name="gr1" draw:text-style-name="P1" draw:layer="layout" svg:width="4.191cm" svg:height="2.508cm" svg:x="3.286cm" svg:y="5.514cm">
          <draw:image xlink:href="Pictures/10000201000000D9000000A809923CD02A359F2F.png" xlink:type="simple" xlink:show="embed" xlink:actuate="onLoad">
            <text:p/>
          </draw:image>
        </draw:frame>
        <draw:frame draw:style-name="gr15" draw:text-style-name="P13" draw:layer="layout" svg:width="3.937cm" svg:height="1.905cm" svg:x="3.413cm" svg:y="6.334cm">
          <draw:text-box>
            <text:p text:style-name="P12"><text:span text:style-name="T7">WOA sound-speed profiles</text:span></text:p>
          </draw:text-box>
        </draw:frame>
        <draw:line draw:style-name="gr9" draw:text-style-name="P4" draw:layer="layout" svg:x1="12.176cm" svg:y1="9.509cm" svg:x2="7.35cm" svg:y2="7.35cm">
          <text:p/>
        </draw:line>
        <draw:frame draw:style-name="gr14" draw:text-style-name="P11" draw:layer="layout" svg:width="2.794cm" svg:height="0.806cm" draw:transform="rotate (-0.433016187419793) translate (8.686cm 6.904cm)">
          <draw:text-box>
            <text:p><text:span text:style-name="T6">(option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26.67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3:18:45.662155454</meta:creation-date>
    <dc:date>2019-02-20T11:33:00.363182911</dc:date>
    <meta:editing-duration>PT57M6S</meta:editing-duration>
    <meta:editing-cycles>16</meta:editing-cycles>
    <meta:generator>LibreOffice/6.0.7.3$Linux_X86_64 LibreOffice_project/00m0$Build-3</meta:generator>
    <meta:document-statistic meta:object-count="29"/>
  </office:meta>
</office:document-meta>
</file>